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rrt iteration</text:p>
          </table:table-cell>
          <table:table-cell office:value-type="string" calcext:value-type="string">
            <text:p><text:s/>number of waypoints</text:p>
          </table:table-cell>
          <table:table-cell office:value-type="string" calcext:value-type="string">
            <text:p><text:s/>distance to goal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615.095" calcext:value-type="float">
            <text:p>615.095</text:p>
          </table:table-cell>
          <table:table-cell office:value-type="float" office:value="78311" calcext:value-type="float">
            <text:p>783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615.294" calcext:value-type="float">
            <text:p>615.294</text:p>
          </table:table-cell>
          <table:table-cell office:value-type="float" office:value="78850" calcext:value-type="float">
            <text:p>788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612.9" calcext:value-type="float">
            <text:p>612.9</text:p>
          </table:table-cell>
          <table:table-cell office:value-type="float" office:value="75758" calcext:value-type="float">
            <text:p>75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638.47" calcext:value-type="float">
            <text:p>638.47</text:p>
          </table:table-cell>
          <table:table-cell office:value-type="float" office:value="77792" calcext:value-type="float">
            <text:p>77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613.444" calcext:value-type="float">
            <text:p>613.444</text:p>
          </table:table-cell>
          <table:table-cell office:value-type="float" office:value="78230" calcext:value-type="float">
            <text:p>78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614.474" calcext:value-type="float">
            <text:p>614.474</text:p>
          </table:table-cell>
          <table:table-cell office:value-type="float" office:value="79041" calcext:value-type="float">
            <text:p>79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616.106" calcext:value-type="float">
            <text:p>616.106</text:p>
          </table:table-cell>
          <table:table-cell office:value-type="float" office:value="78117" calcext:value-type="float">
            <text:p>78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616.893" calcext:value-type="float">
            <text:p>616.893</text:p>
          </table:table-cell>
          <table:table-cell office:value-type="float" office:value="78641" calcext:value-type="float">
            <text:p>78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613.108" calcext:value-type="float">
            <text:p>613.108</text:p>
          </table:table-cell>
          <table:table-cell office:value-type="float" office:value="75057" calcext:value-type="float">
            <text:p>750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614.718" calcext:value-type="float">
            <text:p>614.718</text:p>
          </table:table-cell>
          <table:table-cell office:value-type="float" office:value="77826" calcext:value-type="float">
            <text:p>77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614.704" calcext:value-type="float">
            <text:p>614.704</text:p>
          </table:table-cell>
          <table:table-cell office:value-type="float" office:value="77955" calcext:value-type="float">
            <text:p>77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614.215" calcext:value-type="float">
            <text:p>614.215</text:p>
          </table:table-cell>
          <table:table-cell office:value-type="float" office:value="78745" calcext:value-type="float">
            <text:p>78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612.576" calcext:value-type="float">
            <text:p>612.576</text:p>
          </table:table-cell>
          <table:table-cell office:value-type="float" office:value="76040" calcext:value-type="float">
            <text:p>760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611.224" calcext:value-type="float">
            <text:p>611.224</text:p>
          </table:table-cell>
          <table:table-cell office:value-type="float" office:value="78169" calcext:value-type="float">
            <text:p>78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613.971" calcext:value-type="float">
            <text:p>613.971</text:p>
          </table:table-cell>
          <table:table-cell office:value-type="float" office:value="76345" calcext:value-type="float">
            <text:p>76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615.468" calcext:value-type="float">
            <text:p>615.468</text:p>
          </table:table-cell>
          <table:table-cell office:value-type="float" office:value="75527" calcext:value-type="float">
            <text:p>75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614.965" calcext:value-type="float">
            <text:p>614.965</text:p>
          </table:table-cell>
          <table:table-cell office:value-type="float" office:value="76748" calcext:value-type="float">
            <text:p>76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612.792" calcext:value-type="float">
            <text:p>612.792</text:p>
          </table:table-cell>
          <table:table-cell office:value-type="float" office:value="77014" calcext:value-type="float">
            <text:p>77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613.397" calcext:value-type="float">
            <text:p>613.397</text:p>
          </table:table-cell>
          <table:table-cell office:value-type="float" office:value="77935" calcext:value-type="float">
            <text:p>77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615.083" calcext:value-type="float">
            <text:p>615.083</text:p>
          </table:table-cell>
          <table:table-cell office:value-type="float" office:value="76180" calcext:value-type="float">
            <text:p>76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2:12:57.899565087</meta:creation-date>
    <dc:date>2023-07-03T17:13:59.630223853</dc:date>
    <meta:editing-duration>PT18M20S</meta:editing-duration>
    <meta:editing-cycles>5</meta:editing-cycles>
    <meta:generator>LibreOffice/7.3.7.2$Linux_X86_64 LibreOffice_project/30$Build-2</meta:generator>
    <meta:document-statistic meta:table-count="1" meta:cell-count="105" meta:object-count="0"/>
  </office:meta>
</office:document-meta>
</file>